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893cm" fo:margin-left="-0.199cm" fo:margin-top="0cm" fo:margin-bottom="0cm" table:align="left" style:writing-mode="lr-tb"/>
    </style:style>
    <style:style style:name="Таблица1.A" style:family="table-column">
      <style:table-column-properties style:column-width="7.946cm"/>
    </style:style>
    <style:style style:name="Таблица1.B" style:family="table-column">
      <style:table-column-properties style:column-width="7.94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2" style:family="table-row">
      <style:table-row-properties style:min-row-height="0.893cm" fo:keep-together="auto"/>
    </style:style>
    <style:style style:name="Таблица1.A2" style:family="table-cell">
      <style:table-cell-properties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A3" style:family="table-cell">
      <style:table-cell-properties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A4" style:family="table-cell">
      <style:table-cell-properties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Heading_20_2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text-properties officeooo:paragraph-rsid="001dd609"/>
    </style:style>
    <style:style style:name="P6" style:family="paragraph" style:parent-style-name="List_20_Paragraph" style:list-style-name="WWNum2"/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jQuery</text:h>
      <text:p text:style-name="Standard">Задание. Разработайте скрипт, который получает из input <text:span text:style-name="T1">введенный </text:span>url <text:span text:style-name="T1">адрес. Адрес обрабатывается таким образом, что введенные имена приводятся к виду:</text:span></text:p>
      <text:p text:style-name="Standard"><text:span text:style-name="T1">Ввели</text:span></text:p>
      <text:list xml:id="list5814337322599144786" text:style-name="WWNum1">
        <text:list-item>
          <text:p text:style-name="P5">http://www.primer.ua</text:p>
        </text:list-item>
        <text:list-item>
          <text:p text:style-name="P4">http://primer.ua</text:p>
        </text:list-item>
        <text:list-item>
          <text:p text:style-name="P4"><text:a xlink:type="simple" xlink:href="https://primer.ua" text:style-name="Internet_20_link" text:visited-style-name="Visited_20_Internet_20_Link">https://primer.ua</text:a></text:p>
        </text:list-item>
      </text:list>
      <text:p text:style-name="Standard"><text:span text:style-name="T1">Получили: </text:span>primer (<text:span text:style-name="T1">удаляются протоколы и локальные зоны)</text:span></text:p>
      <text:p text:style-name="Standard"><text:s/><text:span text:style-name="T1">Затем введенная строка обрабатывается по правилам:</text:span></text:p>
      <text:list xml:id="list2437627370661370325" text:style-name="WWNum2">
        <text:list-item>
          <text:p text:style-name="P6"><text:span text:style-name="T1">все символы о или О заменяются на 0 (нуль)</text:span></text:p>
        </text:list-item>
        <text:list-item>
          <text:p text:style-name="P6">l <text:span text:style-name="T1">заменяются на единицу (символ эль на единицу)</text:span></text:p>
        </text:list-item>
        <text:list-item>
          <text:p text:style-name="P6"><text:span text:style-name="T1">все символы «</text:span>i<text:span text:style-name="T1">» заменяются на 3</text:span></text:p>
        </text:list-item>
        <text:list-item>
          <text:p text:style-name="P6"><text:span text:style-name="T1">все буквы </text:span>s <text:span text:style-name="T1">заменяются на 5 </text:span></text:p>
        </text:list-item>
        <text:list-item>
          <text:p text:style-name="P6"><text:span text:style-name="T1">к результирующей строке добавляется случайный набор из 4-х символов.</text:span></text:p>
        </text:list-item>
      </text:list>
      <text:p text:style-name="Standard"><text:span text:style-name="T1">Результат – выводится на экран.</text:span></text:p>
      <text:p text:style-name="Standard"><text:span text:style-name="T1">Для реализации использовать </text:span>jQuery.</text:p>
      <text:p text:style-name="Standard"><text:span text:style-name="T1">Примеры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text:span text:style-name="T2">Пользователь ввел</text:span></text:p>
          </table:table-cell>
          <table:table-cell table:style-name="Таблица1.A1" office:value-type="string">
            <text:p text:style-name="P1"><text:span text:style-name="T2">Получил</text:span></text:p>
          </table:table-cell>
        </table:table-row>
        <table:table-row table:style-name="Таблица1.2">
          <table:table-cell table:style-name="Таблица1.A2" office:value-type="string">
            <text:p text:style-name="Standard">http://mario.ua</text:p>
          </table:table-cell>
          <table:table-cell table:style-name="Таблица1.B2" office:value-type="string">
            <text:p text:style-name="Standard"><text:span text:style-name="T1">mar30</text:span>ter</text:p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Standard">http://football.de</text:p>
          </table:table-cell>
          <table:table-cell table:style-name="Таблица1.B3" office:value-type="string">
            <text:p text:style-name="Standard"><text:span text:style-name="T1">f00tba11st4</text:span></text:p>
          </table:table-cell>
        </table:table-row>
        <table:table-row table:style-name="Таблица1.1">
          <table:table-cell table:style-name="Таблица1.A4" office:value-type="string">
            <text:p text:style-name="Standard"><text:span text:style-name="T1">http://kreed.ua</text:span></text:p>
          </table:table-cell>
          <table:table-cell table:style-name="Таблица1.B4" office:value-type="string">
            <text:p text:style-name="Standard"><text:span text:style-name="T1">kreed76s</text:span><text:bookmark text:name="_GoBack"/></text:p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4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94cm" fo:margin-bottom="0.494cm" loext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423cm" fo:margin-bottom="0.494cm" loext:contextual-spacing="false" fo:text-align="center" style:justify-single-word="false" fo:keep-together="always" fo:keep-with-next="always"/>
      <style:text-properties fo:text-transform="uppercase" fo:color="#000000" style:font-name="Georgia" fo:font-family="Georg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keep-together="always" fo:keep-with-next="always"/>
      <style:text-properties fo:color="#000000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auto-update="true" style:default-outline-level="3" style:list-style-name="" style:class="text">
      <style:paragraph-properties fo:keep-together="always" fo:keep-with-next="always"/>
      <style:text-properties fo:color="#000000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Code" style:family="paragraph" style:parent-style-name="Standard" style:auto-update="true" style:default-outline-level="">
      <style:paragraph-properties fo:margin-top="0cm" fo:margin-bottom="0cm" loext:contextual-spacing="false" fo:line-height="100%"/>
      <style:text-properties style:font-name="Lucida Sans" fo:font-family="'Lucida Sans'" style:font-family-generic="roman" style:font-pitch="variable"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494cm" fo:margin-bottom="0.494cm" loext:contextual-spacing="true" fo:text-indent="0cm" style:auto-text-indent="false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000000" style:font-name="Georgia" fo:font-family="Georg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Document_20_Map_20_Char" style:display-name="Document Map Char" style:family="text" style:parent-style-name="Default_20_Paragraph_20_Fon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2</meta:editing-cycles>
    <meta:creation-date>2017-08-17T14:03:00</meta:creation-date>
    <dc:date>2017-10-29T20:38:27.811436878</dc:date>
    <meta:editing-duration>PT1H49M27S</meta:editing-duration>
    <meta:generator>LibreOffice/5.1.6.2$Linux_X86_64 LibreOffice_project/10m0$Build-2</meta:generator>
    <meta:document-statistic meta:table-count="1" meta:image-count="0" meta:object-count="0" meta:page-count="2" meta:paragraph-count="24" meta:word-count="102" meta:character-count="718" meta:non-whitespace-character-count="6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